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writing-mode="lr-tb"/>
    </style:style>
    <style:style style:name="P2" style:family="paragraph" style:parent-style-name="Text_20_body">
      <style:paragraph-properties fo:text-align="start" style:justify-single-word="false" style:writing-mode="lr-tb"/>
      <style:text-properties officeooo:paragraph-rsid="00141a0d"/>
    </style:style>
    <style:style style:name="P3" style:family="paragraph" style:parent-style-name="Text_20_body">
      <style:paragraph-properties fo:text-align="start" style:justify-single-word="false" style:writing-mode="lr-tb"/>
      <style:text-properties officeooo:rsid="00141a0d" officeooo:paragraph-rsid="00141a0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Qué son y cómo funcionan las líneas de tensión constante?</text:p>
      <text:p text:style-name="P1">- Las líneas de tensión constante son sistemas diseñados para reducir las pérdidas de potencia en las líneas de energía. Funcionan manteniendo una tensión constante a lo largo de la línea, lo que ayuda a minimizar las variaciones en la transmisión de energía.</text:p>
      <text:p text:style-name="P1"/>
      <text:p text:style-name="P1">2) ¿Dónde se usan y qué tipos de instalaciones hay?</text:p>
      <text:p text:style-name="P1">- Se utilizan en instalaciones eléctricas de larga distancia, como las redes de distribución de energía. Hay varios tipos de instalaciones, como sistemas de alimentación ininterrumpida (UPS), líneas de transmisión de alta tensión y sistemas de distribución de energía.</text:p>
      <text:p text:style-name="P1"/>
      <text:p text:style-name="P1">3) ¿Por qué se usan transformadores?</text:p>
      <text:p text:style-name="P1">- Los transformadores se utilizan para cambiar la tensión de la corriente eléctrica, facilitando la transmisión eficiente de energía a través de líneas de tensión constante. Permiten ajustar la tensión a niveles adecuados para la transmisión y distribución sin pérdidas significativas de potencia.</text:p>
      <text:p text:style-name="P1"/>
      <text:p text:style-name="P1">4) ¿Cómo funciona el transformador de audio? - Transformación de impedancia.</text:p>
      <text:p text:style-name="P2">- En el contexto del audio, el transformador de audio realiza la transformación de impedancia para adaptar la salida de un dispositivo (por ejemplo, un amplificador) a la impedancia de carga del altavoz. Esto optimiza la transferencia de potencia y mejora la calidad del sonido.</text:p>
      <text:p text:style-name="P1"/>
      <text:p text:style-name="P1">5) Ejemplos de instalaciones de tensión constante.</text:p>
      <text:p text:style-name="P1">- Sistemas de alimentación ininterrumpida (UPS), líneas de transmisión de alta tensión, redes eléctricas de distribución.</text:p>
      <text:p text:style-name="P1"/>
      <text:p text:style-name="P1">6) Amplificadores usados en las instalaciones de tensión constante.</text:p>
      <text:p text:style-name="P1">- Amplificadores de potencia que pueden funcionar eficientemente con sistemas de tensión constante. Estos amplificadores están diseñados para mantener una salida constante independientemente de las variaciones en la carga.</text:p>
      <text:p text:style-name="P1"/>
      <text:p text:style-name="P1">7) Altavoces usados en las instalaciones de tensión constante.</text:p>
      <text:p text:style-name="P1">- Altavoces con transformadores integrados que permiten la adaptación a sistemas de tensión constante. Estos altavoces facilitan la instalación y el ajuste en entornos donde se utiliza este tipo de sistema.</text:p>
      <text:p text:style-name="P1"/>
      <text:p text:style-name="P1"/>
      <text:p text:style-name="P1"/>
      <text:p text:style-name="P1"><text:soft-page-break/>8) Control de volumen en instalaciones de tensión constante.</text:p>
      <text:p text:style-name="P1">- Se utilizan controles de volumen especiales diseñados para sistemas de tensión constante. Estos controles ajustan la salida de audio manteniendo la relación constante entre voltaje y corriente, para no afectar la calidad de la transmisión de energí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0:24:04.760348349</meta:creation-date>
    <dc:date>2024-01-09T11:07:21.318837771</dc:date>
    <meta:editing-duration>PT43M18S</meta:editing-duration>
    <meta:editing-cycles>1</meta:editing-cycles>
    <meta:document-statistic meta:table-count="0" meta:image-count="0" meta:object-count="0" meta:page-count="2" meta:paragraph-count="16" meta:word-count="356" meta:character-count="2366" meta:non-whitespace-character-count="2026"/>
    <meta:generator>LibreOffice/7.4.7.2$Linux_X86_64 LibreOffice_project/40$Build-2</meta:generator>
  </office:meta>
</office:document-meta>
</file>